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7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0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2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6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-0.33505154639175255" table:style-name="ce57">
            <text:p>–0.34</text:p>
          </table:table-cell>
          <table:table-cell office:value-type="float" office:value="-0.32894506617394892" table:style-name="ce57">
            <text:p>–0.33</text:p>
          </table:table-cell>
          <table:table-cell office:value-type="float" office:value="0.81450095110554133" table:style-name="ce57">
            <text:p>0.81</text:p>
          </table:table-cell>
          <table:table-cell office:value-type="float" office:value="-0.78910121693106428" table:style-name="ce57">
            <text:p>–0.79</text:p>
          </table:table-cell>
          <table:table-cell office:value-type="float" office:value="-0.81438164979336147" table:style-name="ce57">
            <text:p>–0.81</text:p>
          </table:table-cell>
          <table:table-cell office:value-type="float" office:value="-0.7642752609028447" table:style-name="ce57">
            <text:p>–0.76</text:p>
          </table:table-cell>
          <table:table-cell office:value-type="float" office:value="-5.0916496945007286E-2" table:style-name="ce57">
            <text:p>–0.05</text:p>
          </table:table-cell>
          <table:table-cell office:value-type="float" office:value="-0.78965157008541553" table:style-name="ce57">
            <text:p>–0.79</text:p>
          </table:table-cell>
          <table:table-cell office:value-type="float" office:value="-1.5151515151515165" table:style-name="ce57">
            <text:p>–1.52</text:p>
          </table:table-cell>
          <table:table-cell table:style-name="ce58"/>
          <table:table-cell table:number-columns-repeated="16371" table:style-name="ce27"/>
        </table:table-row>
        <table:table-row table:style-name="ro8">
          <table:table-cell office:value-type="string" table:style-name="ce59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-9.8297349482183594E-3" table:style-name="ce60">
            <text:p>–0.01</text:p>
          </table:table-cell>
          <table:table-cell office:value-type="float" office:value="3.5530841881091595E-3" table:style-name="ce60">
            <text:p>0.00</text:p>
          </table:table-cell>
          <table:table-cell office:value-type="float" office:value="-8.3236491958657288E-2" table:style-name="ce60">
            <text:p>–0.08</text:p>
          </table:table-cell>
          <table:table-cell office:value-type="float" office:value="-8.5239132959758462E-2" table:style-name="ce60">
            <text:p>–0.09</text:p>
          </table:table-cell>
          <table:table-cell office:value-type="float" office:value="-8.1270768196372536E-2" table:style-name="ce60">
            <text:p>–0.08</text:p>
          </table:table-cell>
          <table:table-cell office:value-type="float" office:value="-1.0187449062745421E-2" table:style-name="ce60">
            <text:p>–0.01</text:p>
          </table:table-cell>
          <table:table-cell office:value-type="float" office:value="-8.3549944300049084E-2" table:style-name="ce60">
            <text:p>–0.08</text:p>
          </table:table-cell>
          <table:table-cell office:value-type="float" office:value="0" table:style-name="ce60">
            <text:p>—</text:p>
          </table:table-cell>
          <table:table-cell table:style-name="ce58"/>
          <table:table-cell table:number-columns-repeated="16371" table:style-name="ce27"/>
        </table:table-row>
        <table:table-row table:style-name="ro4">
          <table:table-cell office:value-type="string" table:style-name="ce61">
            <text:p>說明：1.表內列有「－」者表示無數字，「0.00」表示未滿百分之0.005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4"/>
          <table:table-cell table:style-name="ce65"/>
          <table:table-cell office:value-type="string" table:style-name="ce66">
            <text:p><text:s text:c="16"/>內政部戶政司 111年1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9"/>
          <table:table-cell table:number-columns-repeated="16372" table:style-name="ce6"/>
        </table:table-row>
        <table:table-row table:style-name="ro4">
          <table:table-cell office:value-type="string" table:style-name="ce70">
            <text:p>　　　3.96年12月，原金門縣烏坵鄉面積因重測修正為1.2平方公里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70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70">
            <text:p>　　　5.98年2月，嘉義縣布袋鎮填海造地致面積增加1.9617平方公里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70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number-columns-repeated="16372" table:style-name="ce6"/>
        </table:table-row>
        <table:table-row table:style-name="ro4">
          <table:table-cell office:value-type="string" table:style-name="ce70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0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2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1"/>
          <table:table-cell office:value-type="string" table:style-name="ce72">
            <text:p>中 華 民 國 110 年 12 月 底</text:p>
          </table:table-cell>
          <table:table-cell table:number-columns-repeated="4" table:style-name="ce71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3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4">
            <text:p>36,197.0669</text:p>
          </table:table-cell>
          <table:table-cell office:value-type="float" office:value="368" table:style-name="ce75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style-name="ce58"/>
          <table:table-cell table:style-name="ce76"/>
          <table:table-cell table:style-name="ce77"/>
          <table:table-cell table:style-name="ce78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73">
            <text:p><text:span text:style-name="T5">新北市</text:span></text:p>
          </table:table-cell>
          <table:table-cell office:value-type="float" office:value="2052.5666999999999" table:style-name="ce79">
            <text:p>2,052.5667</text:p>
          </table:table-cell>
          <table:table-cell office:value-type="float" office:value="29" table:style-name="ce80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20906" table:style-name="ce46">
            <text:p>1,620,906</text:p>
          </table:table-cell>
          <table:table-cell office:value-type="float" office:value="4008113" table:style-name="ce46">
            <text:p>4,008,113</text:p>
          </table:table-cell>
          <table:table-cell office:value-type="float" office:value="1957337" table:style-name="ce46">
            <text:p>1,957,337</text:p>
          </table:table-cell>
          <table:table-cell office:value-type="float" office:value="2050776" table:style-name="ce46">
            <text:p>2,050,776</text:p>
          </table:table-cell>
          <table:table-cell office:value-type="float" office:value="95.44" table:style-name="ce47">
            <text:p>95.44</text:p>
          </table:table-cell>
          <table:table-cell office:value-type="float" office:value="1952.73" table:style-name="ce47">
            <text:p>1,952.73</text:p>
          </table:table-cell>
          <table:table-cell office:value-type="float" office:value="2.4700000000000002" table:style-name="ce48">
            <text:p>2.47</text:p>
          </table:table-cell>
          <table:table-cell table:style-name="ce58"/>
          <table:table-cell table:style-name="ce81"/>
          <table:table-cell table:style-name="ce77"/>
          <table:table-cell table:style-name="ce78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9">
            <text:p>271.7997</text:p>
          </table:table-cell>
          <table:table-cell office:value-type="float" office:value="12" table:style-name="ce80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2" table:style-name="ce46">
            <text:p>9,572</text:p>
          </table:table-cell>
          <table:table-cell office:value-type="float" office:value="1052596" table:style-name="ce46">
            <text:p>1,052,596</text:p>
          </table:table-cell>
          <table:table-cell office:value-type="float" office:value="2524393" table:style-name="ce46">
            <text:p>2,524,393</text:p>
          </table:table-cell>
          <table:table-cell office:value-type="float" office:value="1201966" table:style-name="ce46">
            <text:p>1,201,966</text:p>
          </table:table-cell>
          <table:table-cell office:value-type="float" office:value="1322427" table:style-name="ce46">
            <text:p>1,322,427</text:p>
          </table:table-cell>
          <table:table-cell office:value-type="float" office:value="90.89" table:style-name="ce47">
            <text:p>90.89</text:p>
          </table:table-cell>
          <table:table-cell office:value-type="float" office:value="9287.7000000000007" table:style-name="ce47">
            <text:p>9,287.70</text:p>
          </table:table-cell>
          <table:table-cell office:value-type="float" office:value="2.4" table:style-name="ce48">
            <text:p>2.40</text:p>
          </table:table-cell>
          <table:table-cell table:style-name="ce58"/>
          <table:table-cell table:style-name="ce76"/>
          <table:table-cell table:style-name="ce82"/>
          <table:table-cell table:style-name="ce83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73">
            <text:p><text:span text:style-name="T5">桃園市</text:span></text:p>
          </table:table-cell>
          <table:table-cell office:value-type="float" office:value="1220.954" table:style-name="ce79">
            <text:p>1,220.9540</text:p>
          </table:table-cell>
          <table:table-cell office:value-type="float" office:value="13" table:style-name="ce80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4" table:style-name="ce46">
            <text:p>11,884</text:p>
          </table:table-cell>
          <table:table-cell office:value-type="float" office:value="862142" table:style-name="ce46">
            <text:p>862,142</text:p>
          </table:table-cell>
          <table:table-cell office:value-type="float" office:value="2272391" table:style-name="ce46">
            <text:p>2,272,391</text:p>
          </table:table-cell>
          <table:table-cell office:value-type="float" office:value="1125130" table:style-name="ce46">
            <text:p>1,125,130</text:p>
          </table:table-cell>
          <table:table-cell office:value-type="float" office:value="1147261" table:style-name="ce46">
            <text:p>1,147,261</text:p>
          </table:table-cell>
          <table:table-cell office:value-type="float" office:value="98.07" table:style-name="ce47">
            <text:p>98.07</text:p>
          </table:table-cell>
          <table:table-cell office:value-type="float" office:value="1861.16" table:style-name="ce47">
            <text:p>1,861.16</text:p>
          </table:table-cell>
          <table:table-cell office:value-type="float" office:value="2.64" table:style-name="ce48">
            <text:p>2.64</text:p>
          </table:table-cell>
          <table:table-cell table:style-name="ce58"/>
          <table:table-cell table:style-name="ce76"/>
          <table:table-cell table:style-name="ce82"/>
          <table:table-cell table:style-name="ce83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73">
            <text:p><text:span text:style-name="T5">臺中市</text:span></text:p>
          </table:table-cell>
          <table:table-cell office:value-type="float" office:value="2214.8968" table:style-name="ce79">
            <text:p>2,214.8968</text:p>
          </table:table-cell>
          <table:table-cell office:value-type="float" office:value="29" table:style-name="ce80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7329" table:style-name="ce46">
            <text:p>1,017,329</text:p>
          </table:table-cell>
          <table:table-cell office:value-type="float" office:value="2813490" table:style-name="ce46">
            <text:p>2,813,490</text:p>
          </table:table-cell>
          <table:table-cell office:value-type="float" office:value="1381117" table:style-name="ce46">
            <text:p>1,381,117</text:p>
          </table:table-cell>
          <table:table-cell office:value-type="float" office:value="1432373" table:style-name="ce46">
            <text:p>1,432,373</text:p>
          </table:table-cell>
          <table:table-cell office:value-type="float" office:value="96.42" table:style-name="ce47">
            <text:p>96.42</text:p>
          </table:table-cell>
          <table:table-cell office:value-type="float" office:value="1270.26" table:style-name="ce47">
            <text:p>1,270.26</text:p>
          </table:table-cell>
          <table:table-cell office:value-type="float" office:value="2.77" table:style-name="ce48">
            <text:p>2.77</text:p>
          </table:table-cell>
          <table:table-cell table:style-name="ce58"/>
          <table:table-cell table:style-name="ce76"/>
          <table:table-cell table:style-name="ce82"/>
          <table:table-cell table:style-name="ce83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73">
            <text:p><text:span text:style-name="T5">臺南市</text:span></text:p>
          </table:table-cell>
          <table:table-cell office:value-type="float" office:value="2191.6531" table:style-name="ce79">
            <text:p>2,191.6531</text:p>
          </table:table-cell>
          <table:table-cell office:value-type="float" office:value="37" table:style-name="ce80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09926" table:style-name="ce46">
            <text:p>709,926</text:p>
          </table:table-cell>
          <table:table-cell office:value-type="float" office:value="1862059" table:style-name="ce46">
            <text:p>1,862,059</text:p>
          </table:table-cell>
          <table:table-cell office:value-type="float" office:value="927158" table:style-name="ce46">
            <text:p>927,158</text:p>
          </table:table-cell>
          <table:table-cell office:value-type="float" office:value="934901" table:style-name="ce46">
            <text:p>934,901</text:p>
          </table:table-cell>
          <table:table-cell office:value-type="float" office:value="99.17" table:style-name="ce47">
            <text:p>99.17</text:p>
          </table:table-cell>
          <table:table-cell office:value-type="float" office:value="849.61" table:style-name="ce47">
            <text:p>849.61</text:p>
          </table:table-cell>
          <table:table-cell office:value-type="float" office:value="2.62" table:style-name="ce48">
            <text:p>2.62</text:p>
          </table:table-cell>
          <table:table-cell table:style-name="ce58"/>
          <table:table-cell table:style-name="ce76"/>
          <table:table-cell table:style-name="ce82"/>
          <table:table-cell table:style-name="ce83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73">
            <text:p><text:span text:style-name="T5">高雄市</text:span></text:p>
          </table:table-cell>
          <table:table-cell office:value-type="float" office:value="2951.8524000000002" table:style-name="ce79">
            <text:p>2,951.8524</text:p>
          </table:table-cell>
          <table:table-cell office:value-type="float" office:value="38" table:style-name="ce80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808" table:style-name="ce46">
            <text:p>1,128,808</text:p>
          </table:table-cell>
          <table:table-cell office:value-type="float" office:value="2744691" table:style-name="ce46">
            <text:p>2,744,691</text:p>
          </table:table-cell>
          <table:table-cell office:value-type="float" office:value="1352711" table:style-name="ce46">
            <text:p>1,352,711</text:p>
          </table:table-cell>
          <table:table-cell office:value-type="float" office:value="1391980" table:style-name="ce46">
            <text:p>1,391,980</text:p>
          </table:table-cell>
          <table:table-cell office:value-type="float" office:value="97.18" table:style-name="ce47">
            <text:p>97.18</text:p>
          </table:table-cell>
          <table:table-cell office:value-type="float" office:value="929.82" table:style-name="ce47">
            <text:p>929.82</text:p>
          </table:table-cell>
          <table:table-cell office:value-type="float" office:value="2.4300000000000002" table:style-name="ce48">
            <text:p>2.43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73">
            <text:p><text:span text:style-name="T5">臺灣省</text:span></text:p>
          </table:table-cell>
          <table:table-cell office:value-type="float" office:value="25110.003700000001" table:style-name="ce79">
            <text:p>25,110.0037</text:p>
          </table:table-cell>
          <table:table-cell office:value-type="float" office:value="200" table:style-name="ce80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385" table:style-name="ce46">
            <text:p>58,385</text:p>
          </table:table-cell>
          <table:table-cell office:value-type="float" office:value="2568708" table:style-name="ce46">
            <text:p>2,568,708</text:p>
          </table:table-cell>
          <table:table-cell office:value-type="float" office:value="6994993" table:style-name="ce46">
            <text:p>6,994,993</text:p>
          </table:table-cell>
          <table:table-cell office:value-type="float" office:value="3554841" table:style-name="ce46">
            <text:p>3,554,841</text:p>
          </table:table-cell>
          <table:table-cell office:value-type="float" office:value="3440152" table:style-name="ce46">
            <text:p>3,440,152</text:p>
          </table:table-cell>
          <table:table-cell office:value-type="float" office:value="103.33" table:style-name="ce47">
            <text:p>103.33</text:p>
          </table:table-cell>
          <table:table-cell office:value-type="float" office:value="278.57" table:style-name="ce47">
            <text:p>278.57</text:p>
          </table:table-cell>
          <table:table-cell office:value-type="float" office:value="2.72" table:style-name="ce48">
            <text:p>2.72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87">
            <text:p><text:span text:style-name="T1">宜蘭縣</text:span></text:p>
          </table:table-cell>
          <table:table-cell office:value-type="float" office:value="2143.6251000000002" table:style-name="ce88">
            <text:p>2,143.6251</text:p>
          </table:table-cell>
          <table:table-cell office:value-type="float" office:value="12" table:style-name="ce89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4178" table:style-name="ce51">
            <text:p>174,178</text:p>
          </table:table-cell>
          <table:table-cell office:value-type="float" office:value="450692" table:style-name="ce51">
            <text:p>450,692</text:p>
          </table:table-cell>
          <table:table-cell office:value-type="float" office:value="226986" table:style-name="ce51">
            <text:p>226,986</text:p>
          </table:table-cell>
          <table:table-cell office:value-type="float" office:value="223706" table:style-name="ce51">
            <text:p>223,706</text:p>
          </table:table-cell>
          <table:table-cell office:value-type="float" office:value="101.47" table:style-name="ce52">
            <text:p>101.47</text:p>
          </table:table-cell>
          <table:table-cell office:value-type="float" office:value="210.25" table:style-name="ce52">
            <text:p>210.25</text:p>
          </table:table-cell>
          <table:table-cell office:value-type="float" office:value="2.59" table:style-name="ce53">
            <text:p>2.59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新竹縣</text:span></text:p>
          </table:table-cell>
          <table:table-cell office:value-type="float" office:value="1427.5369000000001" table:style-name="ce88">
            <text:p>1,427.5369</text:p>
          </table:table-cell>
          <table:table-cell office:value-type="float" office:value="13" table:style-name="ce89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8" table:style-name="ce51">
            <text:p>3,318</text:p>
          </table:table-cell>
          <table:table-cell office:value-type="float" office:value="210715" table:style-name="ce51">
            <text:p>210,715</text:p>
          </table:table-cell>
          <table:table-cell office:value-type="float" office:value="575580" table:style-name="ce51">
            <text:p>575,580</text:p>
          </table:table-cell>
          <table:table-cell office:value-type="float" office:value="293751" table:style-name="ce51">
            <text:p>293,751</text:p>
          </table:table-cell>
          <table:table-cell office:value-type="float" office:value="281829" table:style-name="ce51">
            <text:p>281,829</text:p>
          </table:table-cell>
          <table:table-cell office:value-type="float" office:value="104.23" table:style-name="ce52">
            <text:p>104.23</text:p>
          </table:table-cell>
          <table:table-cell office:value-type="float" office:value="403.2" table:style-name="ce52">
            <text:p>403.20</text:p>
          </table:table-cell>
          <table:table-cell office:value-type="float" office:value="2.73" table:style-name="ce53">
            <text:p>2.73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苗栗縣</text:span></text:p>
          </table:table-cell>
          <table:table-cell office:value-type="float" office:value="1820.3149000000001" table:style-name="ce88">
            <text:p>1,820.3149</text:p>
          </table:table-cell>
          <table:table-cell office:value-type="float" office:value="18" table:style-name="ce89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5340" table:style-name="ce51">
            <text:p>195,340</text:p>
          </table:table-cell>
          <table:table-cell office:value-type="float" office:value="538178" table:style-name="ce51">
            <text:p>538,178</text:p>
          </table:table-cell>
          <table:table-cell office:value-type="float" office:value="277429" table:style-name="ce51">
            <text:p>277,429</text:p>
          </table:table-cell>
          <table:table-cell office:value-type="float" office:value="260749" table:style-name="ce51">
            <text:p>260,749</text:p>
          </table:table-cell>
          <table:table-cell office:value-type="float" office:value="106.4" table:style-name="ce52">
            <text:p>106.40</text:p>
          </table:table-cell>
          <table:table-cell office:value-type="float" office:value="295.64999999999998" table:style-name="ce52">
            <text:p>295.65</text:p>
          </table:table-cell>
          <table:table-cell office:value-type="float" office:value="2.76" table:style-name="ce53">
            <text:p>2.76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彰化縣</text:span></text:p>
          </table:table-cell>
          <table:table-cell office:value-type="float" office:value="1074.396" table:style-name="ce88">
            <text:p>1,074.3960</text:p>
          </table:table-cell>
          <table:table-cell office:value-type="float" office:value="26" table:style-name="ce89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9199" table:style-name="ce51">
            <text:p>399,199</text:p>
          </table:table-cell>
          <table:table-cell office:value-type="float" office:value="1255330" table:style-name="ce51">
            <text:p>1,255,330</text:p>
          </table:table-cell>
          <table:table-cell office:value-type="float" office:value="637685" table:style-name="ce51">
            <text:p>637,685</text:p>
          </table:table-cell>
          <table:table-cell office:value-type="float" office:value="617645" table:style-name="ce51">
            <text:p>617,645</text:p>
          </table:table-cell>
          <table:table-cell office:value-type="float" office:value="103.24" table:style-name="ce52">
            <text:p>103.24</text:p>
          </table:table-cell>
          <table:table-cell office:value-type="float" office:value="1168.4100000000001" table:style-name="ce52">
            <text:p>1,168.41</text:p>
          </table:table-cell>
          <table:table-cell office:value-type="float" office:value="3.14" table:style-name="ce53">
            <text:p>3.14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87">
            <text:p><text:span text:style-name="T1">南投縣</text:span></text:p>
          </table:table-cell>
          <table:table-cell office:value-type="float" office:value="4106.4359999999997" table:style-name="ce88">
            <text:p>4,106.4360</text:p>
          </table:table-cell>
          <table:table-cell office:value-type="float" office:value="13" table:style-name="ce89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815" table:style-name="ce51">
            <text:p>179,815</text:p>
          </table:table-cell>
          <table:table-cell office:value-type="float" office:value="484897" table:style-name="ce51">
            <text:p>484,897</text:p>
          </table:table-cell>
          <table:table-cell office:value-type="float" office:value="247686" table:style-name="ce51">
            <text:p>247,686</text:p>
          </table:table-cell>
          <table:table-cell office:value-type="float" office:value="237211" table:style-name="ce51">
            <text:p>237,211</text:p>
          </table:table-cell>
          <table:table-cell office:value-type="float" office:value="104.42" table:style-name="ce52">
            <text:p>104.42</text:p>
          </table:table-cell>
          <table:table-cell office:value-type="float" office:value="118.08" table:style-name="ce52">
            <text:p>118.08</text:p>
          </table:table-cell>
          <table:table-cell office:value-type="float" office:value="2.7" table:style-name="ce53">
            <text:p>2.70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雲林縣</text:span></text:p>
          </table:table-cell>
          <table:table-cell office:value-type="float" office:value="1290.8326" table:style-name="ce88">
            <text:p>1,290.8326</text:p>
          </table:table-cell>
          <table:table-cell office:value-type="float" office:value="20" table:style-name="ce89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8" table:style-name="ce51">
            <text:p>6,478</text:p>
          </table:table-cell>
          <table:table-cell office:value-type="float" office:value="244779" table:style-name="ce51">
            <text:p>244,779</text:p>
          </table:table-cell>
          <table:table-cell office:value-type="float" office:value="670132" table:style-name="ce51">
            <text:p>670,132</text:p>
          </table:table-cell>
          <table:table-cell office:value-type="float" office:value="346358" table:style-name="ce51">
            <text:p>346,358</text:p>
          </table:table-cell>
          <table:table-cell office:value-type="float" office:value="323774" table:style-name="ce51">
            <text:p>323,774</text:p>
          </table:table-cell>
          <table:table-cell office:value-type="float" office:value="106.98" table:style-name="ce52">
            <text:p>106.98</text:p>
          </table:table-cell>
          <table:table-cell office:value-type="float" office:value="519.15" table:style-name="ce52">
            <text:p>519.15</text:p>
          </table:table-cell>
          <table:table-cell office:value-type="float" office:value="2.74" table:style-name="ce53">
            <text:p>2.74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嘉義縣</text:span></text:p>
          </table:table-cell>
          <table:table-cell office:value-type="float" office:value="1903.6367" table:style-name="ce88">
            <text:p>1,903.6367</text:p>
          </table:table-cell>
          <table:table-cell office:value-type="float" office:value="18" table:style-name="ce89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112" table:style-name="ce51">
            <text:p>185,112</text:p>
          </table:table-cell>
          <table:table-cell office:value-type="float" office:value="493316" table:style-name="ce51">
            <text:p>493,316</text:p>
          </table:table-cell>
          <table:table-cell office:value-type="float" office:value="255863" table:style-name="ce51">
            <text:p>255,863</text:p>
          </table:table-cell>
          <table:table-cell office:value-type="float" office:value="237453" table:style-name="ce51">
            <text:p>237,453</text:p>
          </table:table-cell>
          <table:table-cell office:value-type="float" office:value="107.75" table:style-name="ce52">
            <text:p>107.75</text:p>
          </table:table-cell>
          <table:table-cell office:value-type="float" office:value="259.14" table:style-name="ce52">
            <text:p>259.14</text:p>
          </table:table-cell>
          <table:table-cell office:value-type="float" office:value="2.66" table:style-name="ce53">
            <text:p>2.66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屏東縣</text:span></text:p>
          </table:table-cell>
          <table:table-cell office:value-type="float" office:value="2775.6003000000001" table:style-name="ce88">
            <text:p>2,775.6003</text:p>
          </table:table-cell>
          <table:table-cell office:value-type="float" office:value="33" table:style-name="ce89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3" table:style-name="ce51">
            <text:p>7,103</text:p>
          </table:table-cell>
          <table:table-cell office:value-type="float" office:value="293260" table:style-name="ce51">
            <text:p>293,260</text:p>
          </table:table-cell>
          <table:table-cell office:value-type="float" office:value="804440" table:style-name="ce51">
            <text:p>804,440</text:p>
          </table:table-cell>
          <table:table-cell office:value-type="float" office:value="409572" table:style-name="ce51">
            <text:p>409,572</text:p>
          </table:table-cell>
          <table:table-cell office:value-type="float" office:value="394868" table:style-name="ce51">
            <text:p>394,868</text:p>
          </table:table-cell>
          <table:table-cell office:value-type="float" office:value="103.72" table:style-name="ce52">
            <text:p>103.72</text:p>
          </table:table-cell>
          <table:table-cell office:value-type="float" office:value="289.83" table:style-name="ce52">
            <text:p>289.83</text:p>
          </table:table-cell>
          <table:table-cell office:value-type="float" office:value="2.74" table:style-name="ce53">
            <text:p>2.74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87">
            <text:p><text:span text:style-name="T1">臺東縣</text:span></text:p>
          </table:table-cell>
          <table:table-cell office:value-type="float" office:value="3515.2525999999998" table:style-name="ce88">
            <text:p>3,515.2526</text:p>
          </table:table-cell>
          <table:table-cell office:value-type="float" office:value="16" table:style-name="ce89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40" table:style-name="ce51">
            <text:p>84,040</text:p>
          </table:table-cell>
          <table:table-cell office:value-type="float" office:value="213386" table:style-name="ce51">
            <text:p>213,386</text:p>
          </table:table-cell>
          <table:table-cell office:value-type="float" office:value="109464" table:style-name="ce51">
            <text:p>109,464</text:p>
          </table:table-cell>
          <table:table-cell office:value-type="float" office:value="103922" table:style-name="ce51">
            <text:p>103,922</text:p>
          </table:table-cell>
          <table:table-cell office:value-type="float" office:value="105.33" table:style-name="ce52">
            <text:p>105.33</text:p>
          </table:table-cell>
          <table:table-cell office:value-type="float" office:value="60.7" table:style-name="ce52">
            <text:p>60.70</text:p>
          </table:table-cell>
          <table:table-cell office:value-type="float" office:value="2.54" table:style-name="ce53">
            <text:p>2.54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花蓮縣</text:span></text:p>
          </table:table-cell>
          <table:table-cell office:value-type="float" office:value="4628.5713999999998" table:style-name="ce88">
            <text:p>4,628.5714</text:p>
          </table:table-cell>
          <table:table-cell office:value-type="float" office:value="13" table:style-name="ce89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7" table:style-name="ce51">
            <text:p>3,627</text:p>
          </table:table-cell>
          <table:table-cell office:value-type="float" office:value="127928" table:style-name="ce51">
            <text:p>127,928</text:p>
          </table:table-cell>
          <table:table-cell office:value-type="float" office:value="321358" table:style-name="ce51">
            <text:p>321,358</text:p>
          </table:table-cell>
          <table:table-cell office:value-type="float" office:value="162401" table:style-name="ce51">
            <text:p>162,401</text:p>
          </table:table-cell>
          <table:table-cell office:value-type="float" office:value="158957" table:style-name="ce51">
            <text:p>158,957</text:p>
          </table:table-cell>
          <table:table-cell office:value-type="float" office:value="102.17" table:style-name="ce52">
            <text:p>102.17</text:p>
          </table:table-cell>
          <table:table-cell office:value-type="float" office:value="69.430000000000007" table:style-name="ce52">
            <text:p>69.43</text:p>
          </table:table-cell>
          <table:table-cell office:value-type="float" office:value="2.5099999999999998" table:style-name="ce53">
            <text:p>2.51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澎湖縣</text:span></text:p>
          </table:table-cell>
          <table:table-cell office:value-type="float" office:value="126.86409999999999" table:style-name="ce88">
            <text:p>126.8641</text:p>
          </table:table-cell>
          <table:table-cell office:value-type="float" office:value="6" table:style-name="ce89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427" table:style-name="ce51">
            <text:p>42,427</text:p>
          </table:table-cell>
          <table:table-cell office:value-type="float" office:value="106340" table:style-name="ce51">
            <text:p>106,340</text:p>
          </table:table-cell>
          <table:table-cell office:value-type="float" office:value="54729" table:style-name="ce51">
            <text:p>54,729</text:p>
          </table:table-cell>
          <table:table-cell office:value-type="float" office:value="51611" table:style-name="ce51">
            <text:p>51,611</text:p>
          </table:table-cell>
          <table:table-cell office:value-type="float" office:value="106.04" table:style-name="ce52">
            <text:p>106.04</text:p>
          </table:table-cell>
          <table:table-cell office:value-type="float" office:value="838.22" table:style-name="ce52">
            <text:p>838.22</text:p>
          </table:table-cell>
          <table:table-cell office:value-type="float" office:value="2.5099999999999998" table:style-name="ce53">
            <text:p>2.51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87">
            <text:p><text:span text:style-name="T1">基隆市</text:span></text:p>
          </table:table-cell>
          <table:table-cell office:value-type="float" office:value="132.75890000000001" table:style-name="ce88">
            <text:p>132.7589</text:p>
          </table:table-cell>
          <table:table-cell office:value-type="float" office:value="7" table:style-name="ce89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6056" table:style-name="ce51">
            <text:p>156,056</text:p>
          </table:table-cell>
          <table:table-cell office:value-type="float" office:value="363977" table:style-name="ce51">
            <text:p>363,977</text:p>
          </table:table-cell>
          <table:table-cell office:value-type="float" office:value="181479" table:style-name="ce51">
            <text:p>181,479</text:p>
          </table:table-cell>
          <table:table-cell office:value-type="float" office:value="182498" table:style-name="ce51">
            <text:p>182,498</text:p>
          </table:table-cell>
          <table:table-cell office:value-type="float" office:value="99.44" table:style-name="ce52">
            <text:p>99.44</text:p>
          </table:table-cell>
          <table:table-cell office:value-type="float" office:value="2741.64" table:style-name="ce52">
            <text:p>2,741.64</text:p>
          </table:table-cell>
          <table:table-cell office:value-type="float" office:value="2.33" table:style-name="ce53">
            <text:p>2.33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新竹市</text:span></text:p>
          </table:table-cell>
          <table:table-cell office:value-type="float" office:value="104.15260000000001" table:style-name="ce88">
            <text:p>104.1526</text:p>
          </table:table-cell>
          <table:table-cell office:value-type="float" office:value="3" table:style-name="ce89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4055" table:style-name="ce51">
            <text:p>174,055</text:p>
          </table:table-cell>
          <table:table-cell office:value-type="float" office:value="452640" table:style-name="ce51">
            <text:p>452,640</text:p>
          </table:table-cell>
          <table:table-cell office:value-type="float" office:value="223596" table:style-name="ce51">
            <text:p>223,596</text:p>
          </table:table-cell>
          <table:table-cell office:value-type="float" office:value="229044" table:style-name="ce51">
            <text:p>229,044</text:p>
          </table:table-cell>
          <table:table-cell office:value-type="float" office:value="97.62" table:style-name="ce52">
            <text:p>97.62</text:p>
          </table:table-cell>
          <table:table-cell office:value-type="float" office:value="4345.93" table:style-name="ce52">
            <text:p>4,345.93</text:p>
          </table:table-cell>
          <table:table-cell office:value-type="float" office:value="2.6" table:style-name="ce53">
            <text:p>2.60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嘉義市</text:span></text:p>
          </table:table-cell>
          <table:table-cell office:value-type="float" office:value="60.025599999999997" table:style-name="ce88">
            <text:p>60.0256</text:p>
          </table:table-cell>
          <table:table-cell office:value-type="float" office:value="2" table:style-name="ce89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804" table:style-name="ce51">
            <text:p>101,804</text:p>
          </table:table-cell>
          <table:table-cell office:value-type="float" office:value="264727" table:style-name="ce51">
            <text:p>264,727</text:p>
          </table:table-cell>
          <table:table-cell office:value-type="float" office:value="127842" table:style-name="ce51">
            <text:p>127,842</text:p>
          </table:table-cell>
          <table:table-cell office:value-type="float" office:value="136885" table:style-name="ce51">
            <text:p>136,885</text:p>
          </table:table-cell>
          <table:table-cell office:value-type="float" office:value="93.39" table:style-name="ce52">
            <text:p>93.39</text:p>
          </table:table-cell>
          <table:table-cell office:value-type="float" office:value="4410.2299999999996" table:style-name="ce52">
            <text:p>4,410.23</text:p>
          </table:table-cell>
          <table:table-cell office:value-type="float" office:value="2.6" table:style-name="ce53">
            <text:p>2.60</text:p>
          </table:table-cell>
          <table:table-cell table:style-name="ce58"/>
          <table:table-cell table:style-name="ce76"/>
          <table:table-cell table:style-name="ce82"/>
          <table:table-cell table:style-name="ce83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73">
            <text:p><text:span text:style-name="T5">福建省</text:span></text:p>
          </table:table-cell>
          <table:table-cell office:value-type="float" office:value="180.45600000000002" table:style-name="ce88">
            <text:p>180.4560</text:p>
          </table:table-cell>
          <table:table-cell office:value-type="float" office:value="10" table:style-name="ce80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165" table:style-name="ce46">
            <text:p>46,165</text:p>
          </table:table-cell>
          <table:table-cell office:value-type="float" office:value="155184" table:style-name="ce46">
            <text:p>155,184</text:p>
          </table:table-cell>
          <table:table-cell office:value-type="float" office:value="78436" table:style-name="ce46">
            <text:p>78,436</text:p>
          </table:table-cell>
          <table:table-cell office:value-type="float" office:value="76748" table:style-name="ce46">
            <text:p>76,748</text:p>
          </table:table-cell>
          <table:table-cell office:value-type="float" office:value="102.2" table:style-name="ce47">
            <text:p>102.20</text:p>
          </table:table-cell>
          <table:table-cell office:value-type="float" office:value="859.95" table:style-name="ce47">
            <text:p>859.95</text:p>
          </table:table-cell>
          <table:table-cell office:value-type="float" office:value="3.36" table:style-name="ce48">
            <text:p>3.36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87">
            <text:p><text:span text:style-name="T1">金門縣</text:span></text:p>
          </table:table-cell>
          <table:table-cell office:value-type="float" office:value="151.65600000000001" table:style-name="ce88">
            <text:p>151.6560</text:p>
          </table:table-cell>
          <table:table-cell office:value-type="float" office:value="6" table:style-name="ce89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36" table:style-name="ce51">
            <text:p>42,636</text:p>
          </table:table-cell>
          <table:table-cell office:value-type="float" office:value="141539" table:style-name="ce51">
            <text:p>141,539</text:p>
          </table:table-cell>
          <table:table-cell office:value-type="float" office:value="70526" table:style-name="ce51">
            <text:p>70,526</text:p>
          </table:table-cell>
          <table:table-cell office:value-type="float" office:value="71013" table:style-name="ce51">
            <text:p>71,013</text:p>
          </table:table-cell>
          <table:table-cell office:value-type="float" office:value="99.31" table:style-name="ce52">
            <text:p>99.31</text:p>
          </table:table-cell>
          <table:table-cell office:value-type="float" office:value="933.29" table:style-name="ce52">
            <text:p>933.29</text:p>
          </table:table-cell>
          <table:table-cell office:value-type="float" office:value="3.32" table:style-name="ce53">
            <text:p>3.32</text:p>
          </table:table-cell>
          <table:table-cell table:style-name="ce58"/>
          <table:table-cell table:style-name="ce84"/>
          <table:table-cell table:style-name="ce85"/>
          <table:table-cell table:style-name="ce86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87">
            <text:p><text:span text:style-name="T1">連江縣</text:span></text:p>
          </table:table-cell>
          <table:table-cell office:value-type="float" office:value="28.8" table:style-name="ce88">
            <text:p>28.8000</text:p>
          </table:table-cell>
          <table:table-cell office:value-type="float" office:value="4" table:style-name="ce89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29" table:style-name="ce51">
            <text:p>3,529</text:p>
          </table:table-cell>
          <table:table-cell office:value-type="float" office:value="13645" table:style-name="ce51">
            <text:p>13,645</text:p>
          </table:table-cell>
          <table:table-cell office:value-type="float" office:value="7910" table:style-name="ce51">
            <text:p>7,910</text:p>
          </table:table-cell>
          <table:table-cell office:value-type="float" office:value="5735" table:style-name="ce51">
            <text:p>5,735</text:p>
          </table:table-cell>
          <table:table-cell office:value-type="float" office:value="137.93" table:style-name="ce52">
            <text:p>137.93</text:p>
          </table:table-cell>
          <table:table-cell office:value-type="float" office:value="473.78" table:style-name="ce52">
            <text:p>473.78</text:p>
          </table:table-cell>
          <table:table-cell office:value-type="float" office:value="3.87" table:style-name="ce53">
            <text:p>3.87</text:p>
          </table:table-cell>
          <table:table-cell table:style-name="ce58"/>
          <table:table-cell table:style-name="ce90"/>
          <table:table-cell table:style-name="ce82"/>
          <table:table-cell table:style-name="ce91"/>
          <table:table-cell table:style-name="ce58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8">
            <text:p>2.3800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table:style-name="ce58"/>
          <table:table-cell table:style-name="ce90"/>
          <table:table-cell table:style-name="ce82"/>
          <table:table-cell table:style-name="ce94"/>
          <table:table-cell table:style-name="ce58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5">
            <text:p>0.5045</text:p>
          </table:table-cell>
          <table:table-cell office:value-type="string" table:style-name="ce96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7"/>
          <table:table-cell table:style-name="ce98"/>
          <table:table-cell table:style-name="ce99"/>
          <table:table-cell table:number-columns-repeated="6" table:style-name="ce100"/>
          <table:table-cell table:number-columns-repeated="3" table:style-name="ce101"/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0">
            <text:p>說明：1.本表村里數及鄰數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office:value-type="string" table:style-name="ce66">
            <text:p><text:s text:c="16"/>內政部戶政司 111年1月10日編製</text:p>
          </table:table-cell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0">
            <text:p>　　　2.96年12月起，我國土地面積增列東沙群島東沙島(2.38平方公里)及南沙群島太平島(0.4896平方公里)，由高雄市代管；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style-name="ce102"/>
          <table:table-cell table:number-columns-repeated="16371" table:style-name="ce103"/>
        </table:table-row>
        <table:table-row table:style-name="ro15">
          <table:table-cell office:value-type="string" table:style-name="ce70">
            <text:p>　　　 <text:s text:c="2"/>其設籍人口列於高雄市統計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style-name="ce102"/>
          <table:table-cell table:number-columns-repeated="16371" table:style-name="ce103"/>
        </table:table-row>
        <table:table-row table:style-name="ro16">
          <table:table-cell office:value-type="string" table:style-name="ce70">
            <text:p>　　　3.104年12月南沙太平島交通基礎整建工程竣工，增加面積0.0149平方公里。</text:p>
          </table:table-cell>
          <table:table-cell table:style-name="ce62"/>
          <table:table-cell table:number-columns-repeated="6" table:style-name="ce63"/>
          <table:table-cell table:style-name="ce6"/>
          <table:table-cell table:style-name="ce67"/>
          <table:table-cell table:style-name="ce68"/>
          <table:table-cell table:style-name="ce66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012/上網各月速報公式(12月).xls'#說明" table:style-name="ta3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3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3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3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3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3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3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3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3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3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3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3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3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3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3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3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3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3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3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12:44Z</meta:creation-date>
    <dc:date>2022-01-05T02:13:27Z</dc:date>
  </office:meta>
</office:document-meta>
</file>